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26f40"/>
    </style:style>
    <style:style style:name="P2" style:family="paragraph" style:parent-style-name="Standard">
      <style:text-properties officeooo:rsid="0006ff5b" officeooo:paragraph-rsid="0006ff5b"/>
    </style:style>
    <style:style style:name="P3" style:family="paragraph" style:parent-style-name="Standard">
      <style:text-properties officeooo:rsid="0006ff5b" officeooo:paragraph-rsid="001e2978"/>
    </style:style>
    <style:style style:name="P4" style:family="paragraph" style:parent-style-name="Standard">
      <style:text-properties officeooo:rsid="000a0679" officeooo:paragraph-rsid="000a0679"/>
    </style:style>
    <style:style style:name="P5" style:family="paragraph" style:parent-style-name="Standard">
      <style:text-properties officeooo:rsid="000ba2c4" officeooo:paragraph-rsid="000ba2c4"/>
    </style:style>
    <style:style style:name="P6" style:family="paragraph" style:parent-style-name="Standard">
      <style:text-properties officeooo:rsid="000e4c04" officeooo:paragraph-rsid="000e4c04"/>
    </style:style>
    <style:style style:name="P7" style:family="paragraph" style:parent-style-name="Standard">
      <style:text-properties officeooo:rsid="0010f501" officeooo:paragraph-rsid="0010f501"/>
    </style:style>
    <style:style style:name="P8" style:family="paragraph" style:parent-style-name="Standard">
      <style:text-properties officeooo:rsid="00138499" officeooo:paragraph-rsid="00138499"/>
    </style:style>
    <style:style style:name="P9" style:family="paragraph" style:parent-style-name="Standard">
      <style:text-properties officeooo:rsid="0015517f" officeooo:paragraph-rsid="0015517f"/>
    </style:style>
    <style:style style:name="P10" style:family="paragraph" style:parent-style-name="Standard">
      <style:text-properties officeooo:rsid="001b80b1" officeooo:paragraph-rsid="001b80b1"/>
    </style:style>
    <style:style style:name="P11" style:family="paragraph" style:parent-style-name="Standard">
      <style:text-properties officeooo:rsid="001b80b1" officeooo:paragraph-rsid="001d1d01"/>
    </style:style>
    <style:style style:name="P12" style:family="paragraph" style:parent-style-name="Standard">
      <style:text-properties officeooo:rsid="001d3621" officeooo:paragraph-rsid="001d3621"/>
    </style:style>
    <style:style style:name="P13" style:family="paragraph" style:parent-style-name="Standard">
      <style:text-properties officeooo:rsid="001e2978" officeooo:paragraph-rsid="001e2978"/>
    </style:style>
    <style:style style:name="P14" style:family="paragraph" style:parent-style-name="Standard">
      <style:text-properties officeooo:rsid="001f925b" officeooo:paragraph-rsid="001f925b"/>
    </style:style>
    <style:style style:name="P15" style:family="paragraph" style:parent-style-name="Standard">
      <style:text-properties officeooo:rsid="001fbd01" officeooo:paragraph-rsid="001fbd01"/>
    </style:style>
    <style:style style:name="P16" style:family="paragraph" style:parent-style-name="Standard">
      <style:text-properties officeooo:rsid="002047ea" officeooo:paragraph-rsid="002047ea"/>
    </style:style>
    <style:style style:name="P17" style:family="paragraph" style:parent-style-name="Standard">
      <style:text-properties officeooo:rsid="0021fccf" officeooo:paragraph-rsid="0021fccf"/>
    </style:style>
    <style:style style:name="P18" style:family="paragraph" style:parent-style-name="Standard">
      <style:text-properties officeooo:rsid="00226d5d" officeooo:paragraph-rsid="00226d5d"/>
    </style:style>
    <style:style style:name="P19" style:family="paragraph" style:parent-style-name="Standard">
      <style:text-properties officeooo:rsid="0023a404" officeooo:paragraph-rsid="0023a404"/>
    </style:style>
    <style:style style:name="P20" style:family="paragraph" style:parent-style-name="Standard">
      <style:text-properties officeooo:rsid="002431f9" officeooo:paragraph-rsid="002431f9"/>
    </style:style>
    <style:style style:name="P21" style:family="paragraph" style:parent-style-name="Standard">
      <style:text-properties officeooo:rsid="00256be8" officeooo:paragraph-rsid="00256be8"/>
    </style:style>
    <style:style style:name="P22" style:family="paragraph" style:parent-style-name="Standard">
      <style:text-properties officeooo:rsid="00256be8" officeooo:paragraph-rsid="0027655c"/>
    </style:style>
    <style:style style:name="P23" style:family="paragraph" style:parent-style-name="Standard">
      <style:text-properties officeooo:rsid="0028b194" officeooo:paragraph-rsid="0028b194"/>
    </style:style>
    <style:style style:name="P24" style:family="paragraph" style:parent-style-name="Standard">
      <style:text-properties officeooo:rsid="002a6bcd" officeooo:paragraph-rsid="002a6bcd"/>
    </style:style>
    <style:style style:name="P25" style:family="paragraph" style:parent-style-name="Standard">
      <style:text-properties officeooo:rsid="002c3e7f" officeooo:paragraph-rsid="002c3e7f"/>
    </style:style>
    <style:style style:name="P26" style:family="paragraph" style:parent-style-name="Standard">
      <style:text-properties officeooo:rsid="002d0756" officeooo:paragraph-rsid="002d0756"/>
    </style:style>
    <style:style style:name="P27" style:family="paragraph" style:parent-style-name="Standard">
      <style:text-properties officeooo:rsid="002e9672" officeooo:paragraph-rsid="002e9672"/>
    </style:style>
    <style:style style:name="P28" style:family="paragraph" style:parent-style-name="Standard">
      <style:text-properties officeooo:rsid="0030ed8b" officeooo:paragraph-rsid="0030ed8b"/>
    </style:style>
    <style:style style:name="P29" style:family="paragraph" style:parent-style-name="Standard">
      <style:text-properties officeooo:rsid="0032cd96" officeooo:paragraph-rsid="0032cd96"/>
    </style:style>
    <style:style style:name="P30" style:family="paragraph" style:parent-style-name="Standard">
      <style:text-properties officeooo:rsid="0033ded3" officeooo:paragraph-rsid="0033ded3"/>
    </style:style>
    <style:style style:name="P31" style:family="paragraph" style:parent-style-name="Standard">
      <style:text-properties officeooo:rsid="00355e0d" officeooo:paragraph-rsid="00355e0d"/>
    </style:style>
    <style:style style:name="P32" style:family="paragraph" style:parent-style-name="Standard">
      <style:text-properties officeooo:rsid="00362143" officeooo:paragraph-rsid="00362143"/>
    </style:style>
    <style:style style:name="P33" style:family="paragraph" style:parent-style-name="Standard">
      <style:text-properties officeooo:rsid="00374855" officeooo:paragraph-rsid="00374855"/>
    </style:style>
    <style:style style:name="P34" style:family="paragraph" style:parent-style-name="Standard">
      <style:text-properties officeooo:rsid="0016b1ef" officeooo:paragraph-rsid="0016b1ef"/>
    </style:style>
    <style:style style:name="P35" style:family="paragraph" style:parent-style-name="Standard">
      <style:text-properties officeooo:rsid="0039b9d8" officeooo:paragraph-rsid="0039b9d8"/>
    </style:style>
    <style:style style:name="P36" style:family="paragraph" style:parent-style-name="Standard">
      <style:text-properties officeooo:rsid="00198faa" officeooo:paragraph-rsid="00198faa"/>
    </style:style>
    <style:style style:name="P37" style:family="paragraph" style:parent-style-name="Standard">
      <style:text-properties officeooo:rsid="003a9774" officeooo:paragraph-rsid="003a9774"/>
    </style:style>
    <style:style style:name="P38" style:family="paragraph" style:parent-style-name="Standard">
      <style:text-properties officeooo:rsid="003b053b" officeooo:paragraph-rsid="003b053b"/>
    </style:style>
    <style:style style:name="P39" style:family="paragraph" style:parent-style-name="Standard">
      <style:text-properties officeooo:rsid="00054bf8" officeooo:paragraph-rsid="00054bf8"/>
    </style:style>
    <style:style style:name="P40" style:family="paragraph" style:parent-style-name="Standard">
      <style:text-properties officeooo:rsid="00054bf8" officeooo:paragraph-rsid="0040dcca"/>
    </style:style>
    <style:style style:name="P41" style:family="paragraph" style:parent-style-name="Standard">
      <style:text-properties officeooo:rsid="003b51bb" officeooo:paragraph-rsid="003b51bb"/>
    </style:style>
    <style:style style:name="P42" style:family="paragraph" style:parent-style-name="Standard">
      <style:text-properties officeooo:rsid="003c82ec" officeooo:paragraph-rsid="003c82ec"/>
    </style:style>
    <style:style style:name="P43" style:family="paragraph" style:parent-style-name="Standard">
      <style:text-properties officeooo:rsid="003fcd23" officeooo:paragraph-rsid="003fcd23"/>
    </style:style>
    <style:style style:name="P44" style:family="paragraph" style:parent-style-name="Standard">
      <style:text-properties officeooo:rsid="0040dcca" officeooo:paragraph-rsid="0040dcca"/>
    </style:style>
    <style:style style:name="P45" style:family="paragraph" style:parent-style-name="Standard">
      <style:text-properties officeooo:rsid="0042ec93" officeooo:paragraph-rsid="0042ec93"/>
    </style:style>
    <style:style style:name="P46" style:family="paragraph" style:parent-style-name="Standard">
      <style:text-properties officeooo:rsid="00445424" officeooo:paragraph-rsid="00445424"/>
    </style:style>
    <style:style style:name="T1" style:family="text">
      <style:text-properties officeooo:rsid="001d1d01"/>
    </style:style>
    <style:style style:name="T2" style:family="text">
      <style:text-properties officeooo:rsid="00276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/></text:p>
      <text:p text:style-name="P1"><text:a xlink:type="simple" xlink:href="https://coderprog.com/guide-freelancing-designers-developers/" text:style-name="Internet_20_link" text:visited-style-name="Visited_20_Internet_20_Link"/></text:p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/text:p>
      <text:p text:style-name="P1"/>
      <text:p text:style-name="P38"><text:a xlink:type="simple" xlink:href="https://coderprog.com/top-javascript-interview-questions-and-answers/" text:style-name="Internet_20_link" text:visited-style-name="Visited_20_Internet_20_Link">https://coderprog.com/top-javascript-interview-questions-and-answers/</text:a></text:p>
      <text:p text:style-name="P38"/>
      <text:p text:style-name="P1"/>
      <text:p text:style-name="P39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44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40"/>
      <text:p text:style-name="P41"><text:a xlink:type="simple" xlink:href="https://coderprog.com/20-javascript-design-patterns/" text:style-name="Internet_20_link" text:visited-style-name="Visited_20_Internet_20_Link">https://coderprog.com/20-javascript-design-patterns/</text:a></text:p>
      <text:p text:style-name="P2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13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3"/>
      <text:p text:style-name="P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4"/>
      <text:p text:style-name="P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"/>
      <text:p text:style-name="P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6"/>
      <text:p text:style-name="P7"><text:a xlink:type="simple" xlink:href="https://coderprog.com/learn-expressjs-building-projects/" text:style-name="Internet_20_link" text:visited-style-name="Visited_20_Internet_20_Link">https://coderprog.com/learn-expressjs-building-projects/</text:a></text:p>
      <text:p text:style-name="P7"/>
      <text:p text:style-name="P7"/>
      <text:p text:style-name="P8"><text:a xlink:type="simple" xlink:href="https://coderprog.com/learning-sql-programming/" text:style-name="Internet_20_link" text:visited-style-name="Visited_20_Internet_20_Link">https://coderprog.com/learning-sql-programming/</text:a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9"/>
      <text:p text:style-name="P32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33"><text:a xlink:type="simple" xlink:href="https://coderprog.com/foundation-javascript/" text:style-name="Internet_20_link" text:visited-style-name="Visited_20_Internet_20_Link">https://coderprog.com/foundation-javascript/</text:a></text:p>
      <text:p text:style-name="P33"/>
      <text:p text:style-name="P9"/>
      <text:p text:style-name="P34"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33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5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5"/>
      <text:p text:style-name="P4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42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11"><text:a xlink:type="simple" xlink:href="https://coderprog.com/modern-asynchronous-programming-javascript/" text:style-name="Internet_20_link" text:visited-style-name="Visited_20_Internet_20_Link"><text:span text:style-name="T1">https://coderprog.com/modern-asynchronous-programming-javascript/</text:span></text:a></text:p>
      <text:p text:style-name="P10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12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14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19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20"><text:a xlink:type="simple" xlink:href="https://coderprog.com/advanced-jquery-3/" text:style-name="Internet_20_link" text:visited-style-name="Visited_20_Internet_20_Link">https://coderprog.com/advanced-jquery-3/</text:a></text:p>
      <text:p text:style-name="P22"><text:a xlink:type="simple" xlink:href="https://coderprog.com/angular-creating-crud-apps/" text:style-name="Internet_20_link" text:visited-style-name="Visited_20_Internet_20_Link"><text:span text:style-name="T2">https://coderprog.com/angular-creating-crud-apps/</text:span></text:a></text:p>
      <text:p text:style-name="P2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21"/>
      <text:p text:style-name="P14"/>
      <text:p text:style-name="P15"><text:a xlink:type="simple" xlink:href="https://coderprog.com/cryptocurrency-bitcoin-ethereum-course/" text:style-name="Internet_20_link" text:visited-style-name="Visited_20_Internet_20_Link">https://coderprog.com/cryptocurrency-bitcoin-ethereum-course/</text:a></text:p>
      <text:p text:style-name="P16"><text:a xlink:type="simple" xlink:href="https://coderprog.com/blockchain-basics-video/" text:style-name="Internet_20_link" text:visited-style-name="Visited_20_Internet_20_Link">https://coderprog.com/blockchain-basics-video/</text:a></text:p>
      <text:p text:style-name="P17"><text:a xlink:type="simple" xlink:href="https://coderprog.com/ethereum-decentralized-app-design-dev/" text:style-name="Internet_20_link" text:visited-style-name="Visited_20_Internet_20_Link">https://coderprog.com/ethereum-decentralized-app-design-dev/</text:a></text:p>
      <text:p text:style-name="P17"><text:soft-page-break/></text:p>
      <text:p text:style-name="P18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18"/>
      <text:p text:style-name="P23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24"><text:a xlink:type="simple" xlink:href="https://coderprog.com/understand-nodejs/" text:style-name="Internet_20_link" text:visited-style-name="Visited_20_Internet_20_Link">https://coderprog.com/understand-nodejs/</text:a></text:p>
      <text:p text:style-name="P24"/>
      <text:p text:style-name="P25"><text:a xlink:type="simple" xlink:href="https://coderprog.com/reactjs-real-world-apps/" text:style-name="Internet_20_link" text:visited-style-name="Visited_20_Internet_20_Link">https://coderprog.com/reactjs-real-world-apps/</text:a></text:p>
      <text:p text:style-name="P26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27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28"><text:a xlink:type="simple" xlink:href="https://coderprog.com/redux-end-to-end/" text:style-name="Internet_20_link" text:visited-style-name="Visited_20_Internet_20_Link">https://coderprog.com/redux-end-to-end/</text:a></text:p>
      <text:p text:style-name="P28"/>
      <text:p text:style-name="P29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29"/>
      <text:p text:style-name="P30"><text:a xlink:type="simple" xlink:href="https://coderprog.com/ionic-material-design/" text:style-name="Internet_20_link" text:visited-style-name="Visited_20_Internet_20_Link">https://coderprog.com/ionic-material-design/</text:a></text:p>
      <text:p text:style-name="P30"/>
      <text:p text:style-name="P31"><text:a xlink:type="simple" xlink:href="https://coderprog.com/understanding-regular-expressions/" text:style-name="Internet_20_link" text:visited-style-name="Visited_20_Internet_20_Link">https://coderprog.com/understanding-regular-expressions/</text:a></text:p>
      <text:p text:style-name="P31"/>
      <text:p text:style-name="P45"><text:a xlink:type="simple" xlink:href="https://coderprog.com/shell-scripting-linux/" text:style-name="Internet_20_link" text:visited-style-name="Visited_20_Internet_20_Link">https://coderprog.com/shell-scripting-linux/</text:a></text:p>
      <text:p text:style-name="P45"/>
      <text:p text:style-name="P46">&gt;&gt;&gt;&gt;&gt;&gt;&gt;&gt;&gt;&gt;&gt;&gt;&gt;&gt;&gt;&gt;fim&lt;&lt;&lt;&lt;&lt;&lt;&lt;&lt;&lt;&lt;&lt;&lt;&lt;&lt;&lt;&lt;&lt;</text:p>
      <text:p text:style-name="P30"/>
      <text:p text:style-name="P30"/>
      <text:p text:style-name="P2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07:14.159859327</meta:creation-date>
    <meta:generator>LibreOffice/5.1.6.2$Linux_X86_64 LibreOffice_project/10m0$Build-2</meta:generator>
    <dc:date>2018-05-01T15:34:28.151466082</dc:date>
    <meta:editing-duration>PT15M9S</meta:editing-duration>
    <meta:editing-cycles>59</meta:editing-cycles>
    <meta:document-statistic meta:table-count="0" meta:image-count="0" meta:object-count="0" meta:page-count="2" meta:paragraph-count="45" meta:word-count="45" meta:character-count="2470" meta:non-whitespace-character-count="2469"/>
  </office:meta>
</office:document-meta>
</file>